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1" svg:font-family="OpenSymbo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fdfd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a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P1" style:family="paragraph">
      <loext:graphic-properties draw:fill="solid" draw:fill-color="#df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solid" draw:fill-color="#00000a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0" style:font-name="Arial1" fo:font-size="10.5pt" style:font-size-asian="10.5pt" style:font-name-complex="Arial1" style:font-size-complex="10.5pt"/>
    </style:style>
    <style:style style:name="T3" style:family="text">
      <style:text-properties fo:color="#000000" style:font-name="OpenSymbol1" fo:font-size="10.5pt" style:font-size-asian="10.5pt" style:font-name-complex="OpenSymbol1" style:font-size-complex="10.5pt"/>
    </style:style>
    <style:style style:name="T4" style:family="text">
      <style:text-properties fo:color="#000000" style:font-name="OpenSymbol1" fo:font-size="8pt" style:font-size-asian="8pt" style:font-name-complex="OpenSymbo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777cm" svg:height="0.723cm" svg:x="1.943cm" svg:y="6.798cm" svg:viewBox="0 0 15778 724" draw:points="0,724 15778,724 15778,0 0,0">
          <text:p/>
        </draw:polygon>
        <draw:polygon draw:style-name="gr1" draw:text-style-name="P1" draw:layer="layout" svg:width="7.631cm" svg:height="0.667cm" svg:x="1.943cm" svg:y="11.211cm" svg:viewBox="0 0 7632 668" draw:points="0,668 7632,668 7632,0 0,0">
          <text:p/>
        </draw:polygon>
        <draw:polygon draw:style-name="gr1" draw:text-style-name="P1" draw:layer="layout" svg:width="8.248cm" svg:height="0.667cm" svg:x="9.574cm" svg:y="11.211cm" svg:viewBox="0 0 8249 668" draw:points="0,668 8249,668 8249,0 0,0">
          <text:p/>
        </draw:polygon>
        <draw:polygon draw:style-name="gr1" draw:text-style-name="P1" draw:layer="layout" svg:width="15.911cm" svg:height="0.706cm" svg:x="1.943cm" svg:y="14.717cm" svg:viewBox="0 0 15912 707" draw:points="0,707 15912,707 15912,0 0,0">
          <text:p/>
        </draw:polygon>
        <draw:polygon draw:style-name="gr1" draw:text-style-name="P1" draw:layer="layout" svg:width="16.041cm" svg:height="0.706cm" svg:x="1.943cm" svg:y="18.037cm" svg:viewBox="0 0 16042 707" draw:points="0,707 16042,707 16042,0 0,0">
          <text:p/>
        </draw:polygon>
        <draw:polygon draw:style-name="gr1" draw:text-style-name="P1" draw:layer="layout" svg:width="16.094cm" svg:height="0.72cm" svg:x="1.943cm" svg:y="20.104cm" svg:viewBox="0 0 16095 721" draw:points="0,721 16095,721 16095,0 0,0">
          <text:p/>
        </draw:polygon>
        <draw:polygon draw:style-name="gr1" draw:text-style-name="P1" draw:layer="layout" svg:width="15.777cm" svg:height="0.723cm" svg:x="1.943cm" svg:y="6.798cm" svg:viewBox="0 0 15778 724" draw:points="0,724 15778,724 15778,0 0,0">
          <text:p/>
        </draw:polygon>
        <draw:polygon draw:style-name="gr1" draw:text-style-name="P1" draw:layer="layout" svg:width="7.631cm" svg:height="0.667cm" svg:x="1.943cm" svg:y="11.211cm" svg:viewBox="0 0 7632 668" draw:points="0,668 7632,668 7632,0 0,0">
          <text:p/>
        </draw:polygon>
        <draw:polygon draw:style-name="gr1" draw:text-style-name="P1" draw:layer="layout" svg:width="8.248cm" svg:height="0.667cm" svg:x="9.574cm" svg:y="11.211cm" svg:viewBox="0 0 8249 668" draw:points="0,668 8249,668 8249,0 0,0">
          <text:p/>
        </draw:polygon>
        <draw:polygon draw:style-name="gr1" draw:text-style-name="P1" draw:layer="layout" svg:width="15.911cm" svg:height="0.706cm" svg:x="1.943cm" svg:y="14.717cm" svg:viewBox="0 0 15912 707" draw:points="0,707 15912,707 15912,0 0,0">
          <text:p/>
        </draw:polygon>
        <draw:polygon draw:style-name="gr1" draw:text-style-name="P1" draw:layer="layout" svg:width="16.041cm" svg:height="0.706cm" svg:x="1.943cm" svg:y="18.037cm" svg:viewBox="0 0 16042 707" draw:points="0,707 16042,707 16042,0 0,0">
          <text:p/>
        </draw:polygon>
        <draw:polygon draw:style-name="gr1" draw:text-style-name="P1" draw:layer="layout" svg:width="16.094cm" svg:height="0.72cm" svg:x="1.943cm" svg:y="20.104cm" svg:viewBox="0 0 16095 721" draw:points="0,721 16095,721 16095,0 0,0">
          <text:p/>
        </draw:polygon>
        <draw:frame draw:style-name="gr2" draw:text-style-name="P3" draw:layer="layout" svg:width="5.391cm" svg:height="0.479cm" svg:x="8.103cm" svg:y="2.132cm">
          <draw:text-box>
            <text:p text:style-name="P2"><text:span text:style-name="T1">WEEKLY STATUS REPORT</text:span></text:p>
          </draw:text-box>
        </draw:frame>
        <draw:frame draw:style-name="gr3" draw:text-style-name="P4" draw:layer="layout" svg:width="0.489cm" svg:height="0.416cm" svg:x="2.148cm" svg:y="3.206cm">
          <draw:text-box>
            <text:p text:style-name="P2"><text:span text:style-name="T2">To:</text:span></text:p>
          </draw:text-box>
        </draw:frame>
        <draw:frame draw:style-name="gr3" draw:text-style-name="P4" draw:layer="layout" svg:width="3.66cm" svg:height="0.416cm" svg:x="6.385cm" svg:y="3.146cm">
          <draw:text-box>
            <text:p text:style-name="P2"><text:span text:style-name="T2">Mrs. Srishti Srivastava</text:span></text:p>
          </draw:text-box>
        </draw:frame>
        <draw:frame draw:style-name="gr3" draw:text-style-name="P4" draw:layer="layout" svg:width="0.959cm" svg:height="0.416cm" svg:x="2.148cm" svg:y="3.965cm">
          <draw:text-box>
            <text:p text:style-name="P2"><text:span text:style-name="T2">From:</text:span></text:p>
          </draw:text-box>
        </draw:frame>
        <draw:frame draw:style-name="gr3" draw:text-style-name="P4" draw:layer="layout" svg:width="1.717cm" svg:height="0.416cm" svg:x="6.385cm" svg:y="3.905cm">
          <draw:text-box>
            <text:p text:style-name="P2"><text:span text:style-name="T2">K.Rachna </text:span></text:p>
          </draw:text-box>
        </draw:frame>
        <draw:frame draw:style-name="gr3" draw:text-style-name="P4" draw:layer="layout" svg:width="1.327cm" svg:height="0.416cm" svg:x="2.148cm" svg:y="4.727cm">
          <draw:text-box>
            <text:p text:style-name="P2"><text:span text:style-name="T2">Subject:</text:span></text:p>
          </draw:text-box>
        </draw:frame>
        <draw:frame draw:style-name="gr3" draw:text-style-name="P4" draw:layer="layout" svg:width="3.647cm" svg:height="0.416cm" svg:x="6.3cm" svg:y="4.684cm">
          <draw:text-box>
            <text:p text:style-name="P2"><text:span text:style-name="T2">Weekly Status Report </text:span></text:p>
          </draw:text-box>
        </draw:frame>
        <draw:frame draw:style-name="gr3" draw:text-style-name="P4" draw:layer="layout" svg:width="2.402cm" svg:height="0.416cm" svg:x="2.148cm" svg:y="5.425cm">
          <draw:text-box>
            <text:p text:style-name="P2"><text:span text:style-name="T2">Period Ending:</text:span></text:p>
          </draw:text-box>
        </draw:frame>
        <draw:polygon draw:style-name="gr4" draw:text-style-name="P5" draw:layer="layout" svg:width="15.794cm" svg:height="0.021cm" svg:x="1.936cm" svg:y="6.798cm" svg:viewBox="0 0 15795 22" draw:points="0,0 7,10 18,22 15777,22 15785,10 15795,0">
          <text:p/>
        </draw:polygon>
        <draw:polygon draw:style-name="gr4" draw:text-style-name="P5" draw:layer="layout" svg:width="15.777cm" svg:height="0.021cm" svg:x="1.943cm" svg:y="7.521cm" svg:viewBox="0 0 15778 22" draw:points="11,0 0,11 11,22 15770,22 15778,11 15770,0">
          <text:p/>
        </draw:polygon>
        <draw:polygon draw:style-name="gr4" draw:text-style-name="P5" draw:layer="layout" svg:width="15.794cm" svg:height="0.021cm" svg:x="1.936cm" svg:y="10.343cm" svg:viewBox="0 0 15795 22" draw:points="18,0 7,11 0,22 15795,22 15785,11 15777,0">
          <text:p/>
        </draw:polygon>
        <draw:polygon draw:style-name="gr4" draw:text-style-name="P5" draw:layer="layout" svg:width="0.018cm" svg:height="0.744cm" svg:x="1.936cm" svg:y="6.798cm" svg:viewBox="0 0 19 745" draw:points="0,745 7,734 19,724 19,21 7,10 0,0">
          <text:p/>
        </draw:polygon>
        <draw:polygon draw:style-name="gr4" draw:text-style-name="P5" draw:layer="layout" svg:width="0.018cm" svg:height="2.843cm" svg:x="1.936cm" svg:y="7.521cm" svg:viewBox="0 0 19 2844" draw:points="0,2844 7,2834 19,2823 19,21 7,10 0,0">
          <text:p/>
        </draw:polygon>
        <draw:polygon draw:style-name="gr4" draw:text-style-name="P5" draw:layer="layout" svg:width="0.018cm" svg:height="0.744cm" svg:x="17.712cm" svg:y="6.798cm" svg:viewBox="0 0 19 745" draw:points="0,724 8,734 19,745 19,0 8,10 0,21">
          <text:p/>
        </draw:polygon>
        <draw:polygon draw:style-name="gr4" draw:text-style-name="P5" draw:layer="layout" svg:width="0.018cm" svg:height="2.843cm" svg:x="17.712cm" svg:y="7.521cm" svg:viewBox="0 0 19 2844" draw:points="0,2823 8,2834 19,2844 19,0 8,10 0,21">
          <text:p/>
        </draw:polygon>
        <draw:frame draw:style-name="gr3" draw:text-style-name="P4" draw:layer="layout" svg:width="3.067cm" svg:height="0.416cm" svg:x="6.385cm" svg:y="5.425cm">
          <draw:text-box>
            <text:p text:style-name="P2"><text:span text:style-name="T2">Week 5/12 – 10/12</text:span></text:p>
          </draw:text-box>
        </draw:frame>
        <draw:frame draw:style-name="gr3" draw:text-style-name="P4" draw:layer="layout" svg:width="6.513cm" svg:height="0.416cm" svg:x="6.562cm" svg:y="6.967cm">
          <draw:text-box>
            <text:p text:style-name="P2"><text:span text:style-name="T2">ACTIVITIES COMPLETED THIS WEEK</text:span></text:p>
          </draw:text-box>
        </draw:frame>
        <draw:frame draw:style-name="gr3" draw:text-style-name="P4" draw:layer="layout" svg:width="0.369cm" svg:height="0.459cm" svg:x="2.783cm" svg:y="7.654cm">
          <draw:text-box>
            <text:p text:style-name="P2"><text:span text:style-name="T3">•</text:span></text:p>
          </draw:text-box>
        </draw:frame>
        <draw:frame draw:style-name="gr3" draw:text-style-name="P4" draw:layer="layout" svg:width="13.752cm" svg:height="0.416cm" svg:x="3.101cm" svg:y="7.658cm">
          <draw:text-box>
            <text:p text:style-name="P2"><text:span text:style-name="T2">Understanding of the task alloted through round of discussions with Sristhi Mam and </text:span></text:p>
          </draw:text-box>
        </draw:frame>
        <draw:frame draw:style-name="gr3" draw:text-style-name="P4" draw:layer="layout" svg:width="1.937cm" svg:height="0.416cm" svg:x="3.418cm" svg:y="8.12cm">
          <draw:text-box>
            <text:p text:style-name="P2"><text:span text:style-name="T2">Prof. Rajan.</text:span></text:p>
          </draw:text-box>
        </draw:frame>
        <draw:frame draw:style-name="gr3" draw:text-style-name="P4" draw:layer="layout" svg:width="0.369cm" svg:height="0.459cm" svg:x="2.783cm" svg:y="8.649cm">
          <draw:text-box>
            <text:p text:style-name="P2"><text:span text:style-name="T3">•</text:span></text:p>
          </draw:text-box>
        </draw:frame>
        <draw:frame draw:style-name="gr3" draw:text-style-name="P4" draw:layer="layout" svg:width="6.204cm" svg:height="0.416cm" svg:x="3.101cm" svg:y="8.653cm">
          <draw:text-box>
            <text:p text:style-name="P2"><text:span text:style-name="T2">Develop Basic understanding of scikit.</text:span></text:p>
          </draw:text-box>
        </draw:frame>
        <draw:frame draw:style-name="gr3" draw:text-style-name="P4" draw:layer="layout" svg:width="0.369cm" svg:height="0.459cm" svg:x="2.783cm" svg:y="9.217cm">
          <draw:text-box>
            <text:p text:style-name="P2"><text:span text:style-name="T3">•</text:span></text:p>
          </draw:text-box>
        </draw:frame>
        <draw:frame draw:style-name="gr3" draw:text-style-name="P4" draw:layer="layout" svg:width="7.791cm" svg:height="0.416cm" svg:x="3.101cm" svg:y="9.221cm">
          <draw:text-box>
            <text:p text:style-name="P2"><text:span text:style-name="T2">Installation of scikit and pytesser python library .</text:span></text:p>
          </draw:text-box>
        </draw:frame>
        <draw:frame draw:style-name="gr3" draw:text-style-name="P4" draw:layer="layout" svg:width="0.369cm" svg:height="0.459cm" svg:x="2.783cm" svg:y="9.785cm">
          <draw:text-box>
            <text:p text:style-name="P2"><text:span text:style-name="T3">•</text:span></text:p>
          </draw:text-box>
        </draw:frame>
        <draw:polygon draw:style-name="gr4" draw:text-style-name="P5" draw:layer="layout" svg:width="7.648cm" svg:height="0.021cm" svg:x="1.936cm" svg:y="11.211cm" svg:viewBox="0 0 7649 22" draw:points="0,0 7,10 18,22 7632,22 7639,10 7649,0">
          <text:p/>
        </draw:polygon>
        <draw:polygon draw:style-name="gr4" draw:text-style-name="P5" draw:layer="layout" svg:width="8.265cm" svg:height="0.021cm" svg:x="9.567cm" svg:y="11.211cm" svg:viewBox="0 0 8266 22" draw:points="0,0 7,10 17,22 8249,22 8256,10 8266,0">
          <text:p/>
        </draw:polygon>
        <draw:polygon draw:style-name="gr4" draw:text-style-name="P5" draw:layer="layout" svg:width="7.631cm" svg:height="0.021cm" svg:x="1.943cm" svg:y="11.878cm" svg:viewBox="0 0 7632 22" draw:points="11,0 0,10 11,22 7625,22 7632,10 7625,0">
          <text:p/>
        </draw:polygon>
        <draw:polygon draw:style-name="gr4" draw:text-style-name="P5" draw:layer="layout" svg:width="8.248cm" svg:height="0.021cm" svg:x="9.574cm" svg:y="11.878cm" svg:viewBox="0 0 8249 22" draw:points="10,0 0,10 10,22 8242,22 8249,10 8242,0">
          <text:p/>
        </draw:polygon>
        <draw:polygon draw:style-name="gr4" draw:text-style-name="P5" draw:layer="layout" svg:width="7.648cm" svg:height="0.021cm" svg:x="1.936cm" svg:y="13.85cm" svg:viewBox="0 0 7649 22" draw:points="18,0 7,10 0,22 7649,22 7639,10 7632,0">
          <text:p/>
        </draw:polygon>
        <draw:polygon draw:style-name="gr4" draw:text-style-name="P5" draw:layer="layout" svg:width="8.265cm" svg:height="0.021cm" svg:x="9.567cm" svg:y="13.85cm" svg:viewBox="0 0 8266 22" draw:points="17,0 7,10 0,22 8266,22 8256,10 8249,0">
          <text:p/>
        </draw:polygon>
        <draw:polygon draw:style-name="gr4" draw:text-style-name="P5" draw:layer="layout" svg:width="0.018cm" svg:height="0.688cm" svg:x="1.936cm" svg:y="11.211cm" svg:viewBox="0 0 19 689" draw:points="0,689 7,678 19,668 19,21 7,10 0,0">
          <text:p/>
        </draw:polygon>
        <draw:polygon draw:style-name="gr4" draw:text-style-name="P5" draw:layer="layout" svg:width="0.018cm" svg:height="1.993cm" svg:x="1.936cm" svg:y="11.878cm" svg:viewBox="0 0 19 1994" draw:points="0,1994 7,1983 19,1973 19,21 7,10 0,0">
          <text:p/>
        </draw:polygon>
        <draw:polygon draw:style-name="gr4" draw:text-style-name="P5" draw:layer="layout" svg:width="0.017cm" svg:height="0.667cm" svg:x="9.567cm" svg:y="11.221cm" svg:viewBox="0 0 18 668" draw:points="0,658 7,668 18,658 18,11 7,0 0,11">
          <text:p/>
        </draw:polygon>
        <draw:polygon draw:style-name="gr4" draw:text-style-name="P5" draw:layer="layout" svg:width="0.017cm" svg:height="1.972cm" svg:x="9.567cm" svg:y="11.888cm" svg:viewBox="0 0 18 1973" draw:points="0,1963 7,1973 18,1963 18,11 7,0 0,11">
          <text:p/>
        </draw:polygon>
        <draw:polygon draw:style-name="gr4" draw:text-style-name="P5" draw:layer="layout" svg:width="0.017cm" svg:height="0.688cm" svg:x="17.815cm" svg:y="11.211cm" svg:viewBox="0 0 18 689" draw:points="0,668 7,678 18,689 18,0 7,10 0,21">
          <text:p/>
        </draw:polygon>
        <draw:polygon draw:style-name="gr4" draw:text-style-name="P5" draw:layer="layout" svg:width="0.017cm" svg:height="1.993cm" svg:x="17.815cm" svg:y="11.878cm" svg:viewBox="0 0 18 1994" draw:points="0,1973 7,1983 18,1994 18,0 7,10 0,21">
          <text:p/>
        </draw:polygon>
        <draw:frame draw:style-name="gr3" draw:text-style-name="P4" draw:layer="layout" svg:width="8.126cm" svg:height="0.416cm" svg:x="3.101cm" svg:y="9.789cm">
          <draw:text-box>
            <text:p text:style-name="P2"><text:span text:style-name="T2">Learning how to approach the problem task given.</text:span></text:p>
          </draw:text-box>
        </draw:frame>
        <draw:frame draw:style-name="gr3" draw:text-style-name="P4" draw:layer="layout" svg:width="4.379cm" svg:height="0.416cm" svg:x="3.567cm" svg:y="11.352cm">
          <draw:text-box>
            <text:p text:style-name="P2"><text:span text:style-name="T2">ACTIVITIES IN PROCESS</text:span></text:p>
          </draw:text-box>
        </draw:frame>
        <draw:frame draw:style-name="gr3" draw:text-style-name="P4" draw:layer="layout" svg:width="2.449cm" svg:height="0.416cm" svg:x="12.474cm" svg:y="11.352cm">
          <draw:text-box>
            <text:p text:style-name="P2"><text:span text:style-name="T2">NEXT ACTION</text:span></text:p>
          </draw:text-box>
        </draw:frame>
        <draw:frame draw:style-name="gr3" draw:text-style-name="P4" draw:layer="layout" svg:width="0.369cm" svg:height="0.459cm" svg:x="2.783cm" svg:y="12.008cm">
          <draw:text-box>
            <text:p text:style-name="P2"><text:span text:style-name="T3"></text:span></text:p>
          </draw:text-box>
        </draw:frame>
        <draw:frame draw:style-name="gr3" draw:text-style-name="P4" draw:layer="layout" svg:width="6.305cm" svg:height="0.831cm" svg:x="2.9cm" svg:y="11.984cm">
          <draw:text-box>
            <text:p text:style-name="P2"><text:span text:style-name="T2">-&gt;Studying how to access and process</text:span></text:p>
            <text:p text:style-name="P2"><text:span text:style-name="T2"><text:s/></text:span><text:span text:style-name="T2">the images given to me</text:span></text:p>
          </draw:text-box>
        </draw:frame>
        <draw:frame draw:style-name="gr3" draw:text-style-name="P4" draw:layer="layout" svg:width="0.369cm" svg:height="0.459cm" svg:x="9.906cm" svg:y="12.008cm">
          <draw:text-box>
            <text:p text:style-name="P2"><text:span text:style-name="T3"></text:span></text:p>
          </draw:text-box>
        </draw:frame>
        <draw:polygon draw:style-name="gr4" draw:text-style-name="P5" draw:layer="layout" svg:width="15.928cm" svg:height="0.022cm" svg:x="1.936cm" svg:y="14.717cm" svg:viewBox="0 0 15929 23" draw:points="0,0 7,11 18,23 15912,23 15919,11 15929,0">
          <text:p/>
        </draw:polygon>
        <draw:polygon draw:style-name="gr4" draw:text-style-name="P5" draw:layer="layout" svg:width="15.911cm" svg:height="0.021cm" svg:x="1.943cm" svg:y="15.423cm" svg:viewBox="0 0 15912 22" draw:points="11,0 0,12 11,22 15905,22 15912,12 15905,0">
          <text:p/>
        </draw:polygon>
        <draw:polygon draw:style-name="gr4" draw:text-style-name="P5" draw:layer="layout" svg:width="15.928cm" svg:height="0.021cm" svg:x="1.936cm" svg:y="17.169cm" svg:viewBox="0 0 15929 22" draw:points="18,0 7,11 0,22 15929,22 15919,11 15912,0">
          <text:p/>
        </draw:polygon>
        <draw:polygon draw:style-name="gr4" draw:text-style-name="P5" draw:layer="layout" svg:width="0.018cm" svg:height="0.727cm" svg:x="1.936cm" svg:y="14.717cm" svg:viewBox="0 0 19 728" draw:points="0,728 7,718 19,707 19,22 7,11 0,0">
          <text:p/>
        </draw:polygon>
        <draw:polygon draw:style-name="gr4" draw:text-style-name="P5" draw:layer="layout" svg:width="0.018cm" svg:height="1.767cm" svg:x="1.936cm" svg:y="15.423cm" svg:viewBox="0 0 19 1768" draw:points="0,1768 7,1758 19,1747 19,21 7,11 0,0">
          <text:p/>
        </draw:polygon>
        <draw:polygon draw:style-name="gr4" draw:text-style-name="P5" draw:layer="layout" svg:width="0.017cm" svg:height="0.727cm" svg:x="17.847cm" svg:y="14.717cm" svg:viewBox="0 0 18 728" draw:points="0,707 7,718 18,728 18,0 7,11 0,22">
          <text:p/>
        </draw:polygon>
        <draw:polygon draw:style-name="gr4" draw:text-style-name="P5" draw:layer="layout" svg:width="0.017cm" svg:height="1.767cm" svg:x="17.847cm" svg:y="15.423cm" svg:viewBox="0 0 18 1768" draw:points="0,1747 7,1758 18,1768 18,0 7,11 0,21">
          <text:p/>
        </draw:polygon>
        <draw:frame draw:style-name="gr3" draw:text-style-name="P4" draw:layer="layout" svg:width="6.53cm" svg:height="0.831cm" svg:x="10.414cm" svg:y="12.474cm">
          <draw:text-box>
            <text:p text:style-name="P2"><text:span text:style-name="T2">Differentiating the black and white pixels</text:span></text:p>
            <text:p text:style-name="P2"><text:span text:style-name="T2">And identidying text in it</text:span></text:p>
          </draw:text-box>
        </draw:frame>
        <draw:frame draw:style-name="gr3" draw:text-style-name="P4" draw:layer="layout" svg:width="7.093cm" svg:height="0.416cm" svg:x="6.336cm" svg:y="14.876cm">
          <draw:text-box>
            <text:p text:style-name="P2"><text:span text:style-name="T2">ACTIVITIES TO BE DONE IN NEXT WEEK</text:span></text:p>
          </draw:text-box>
        </draw:frame>
        <draw:frame draw:style-name="gr5" draw:text-style-name="P6" draw:layer="layout" svg:width="0.281cm" svg:height="0.352cm" svg:x="2.148cm" svg:y="15.634cm">
          <draw:text-box>
            <text:p text:style-name="P2"><text:span text:style-name="T4"></text:span></text:p>
          </draw:text-box>
        </draw:frame>
        <draw:frame draw:style-name="gr3" draw:text-style-name="P4" draw:layer="layout" svg:width="8.05cm" svg:height="0.416cm" svg:x="2.783cm" svg:y="15.557cm">
          <draw:text-box>
            <text:p text:style-name="P2"><text:span text:style-name="T2">Completion of <text:s/>construction of code to detect text.</text:span></text:p>
          </draw:text-box>
        </draw:frame>
        <draw:frame draw:style-name="gr5" draw:text-style-name="P6" draw:layer="layout" svg:width="0.281cm" svg:height="0.352cm" svg:x="2.148cm" svg:y="16.177cm">
          <draw:text-box>
            <text:p text:style-name="P2"><text:span text:style-name="T4"></text:span></text:p>
          </draw:text-box>
        </draw:frame>
        <draw:frame draw:style-name="gr3" draw:text-style-name="P4" draw:layer="layout" svg:width="9.523cm" svg:height="0.416cm" svg:x="2.783cm" svg:y="16.1cm">
          <draw:text-box>
            <text:p text:style-name="P2"><text:span text:style-name="T2">Detecting the diagonal end points of the location of the text</text:span></text:p>
          </draw:text-box>
        </draw:frame>
        <draw:frame draw:style-name="gr5" draw:text-style-name="P6" draw:layer="layout" svg:width="0.281cm" svg:height="0.352cm" svg:x="2.148cm" svg:y="16.717cm">
          <draw:text-box>
            <text:p text:style-name="P2"><text:span text:style-name="T4"></text:span></text:p>
          </draw:text-box>
        </draw:frame>
        <draw:polygon draw:style-name="gr4" draw:text-style-name="P5" draw:layer="layout" svg:width="16.059cm" svg:height="0.021cm" svg:x="1.936cm" svg:y="18.037cm" svg:viewBox="0 0 16060 22" draw:points="0,0 7,11 18,22 16042,22 16049,11 16060,0">
          <text:p/>
        </draw:polygon>
        <draw:polygon draw:style-name="gr4" draw:text-style-name="P5" draw:layer="layout" svg:width="16.041cm" svg:height="0.021cm" svg:x="1.943cm" svg:y="18.743cm" svg:viewBox="0 0 16042 22" draw:points="11,0 0,10 11,22 16035,22 16042,10 16035,0">
          <text:p/>
        </draw:polygon>
        <draw:polygon draw:style-name="gr4" draw:text-style-name="P5" draw:layer="layout" svg:width="16.059cm" svg:height="0.021cm" svg:x="1.936cm" svg:y="19.448cm" svg:viewBox="0 0 16060 22" draw:points="18,0 7,12 0,22 16060,22 16049,12 16042,0">
          <text:p/>
        </draw:polygon>
        <draw:polygon draw:style-name="gr4" draw:text-style-name="P5" draw:layer="layout" svg:width="0.018cm" svg:height="0.727cm" svg:x="1.936cm" svg:y="18.037cm" svg:viewBox="0 0 19 728" draw:points="0,728 7,717 19,707 19,21 7,11 0,0">
          <text:p/>
        </draw:polygon>
        <draw:polygon draw:style-name="gr4" draw:text-style-name="P5" draw:layer="layout" svg:width="0.018cm" svg:height="0.726cm" svg:x="1.936cm" svg:y="18.743cm" svg:viewBox="0 0 19 727" draw:points="0,727 7,717 19,706 19,21 7,10 0,0">
          <text:p/>
        </draw:polygon>
        <draw:polygon draw:style-name="gr4" draw:text-style-name="P5" draw:layer="layout" svg:width="0.019cm" svg:height="0.727cm" svg:x="17.977cm" svg:y="18.037cm" svg:viewBox="0 0 20 728" draw:points="0,707 8,717 20,728 20,0 8,11 0,21">
          <text:p/>
        </draw:polygon>
        <draw:polygon draw:style-name="gr4" draw:text-style-name="P5" draw:layer="layout" svg:width="0.019cm" svg:height="0.726cm" svg:x="17.977cm" svg:y="18.743cm" svg:viewBox="0 0 20 727" draw:points="0,706 8,717 20,727 20,0 8,10 0,21">
          <text:p/>
        </draw:polygon>
        <draw:frame draw:style-name="gr3" draw:text-style-name="P4" draw:layer="layout" svg:width="6.483cm" svg:height="0.416cm" svg:x="6.71cm" svg:y="18.199cm">
          <draw:text-box>
            <text:p text:style-name="P2"><text:span text:style-name="T2">ISSUES FOR IMMEDIATE ATTENTION</text:span></text:p>
          </draw:text-box>
        </draw:frame>
        <draw:frame draw:style-name="gr3" draw:text-style-name="P4" draw:layer="layout" svg:width="0.369cm" svg:height="0.459cm" svg:x="2.783cm" svg:y="18.876cm">
          <draw:text-box>
            <text:p text:style-name="P2"><text:span text:style-name="T3"></text:span></text:p>
          </draw:text-box>
        </draw:frame>
        <draw:polygon draw:style-name="gr4" draw:text-style-name="P5" draw:layer="layout" svg:width="16.112cm" svg:height="0.021cm" svg:x="1.936cm" svg:y="20.104cm" svg:viewBox="0 0 16113 22" draw:points="0,0 7,12 18,22 16095,22 16102,12 16113,0">
          <text:p/>
        </draw:polygon>
        <draw:polygon draw:style-name="gr4" draw:text-style-name="P5" draw:layer="layout" svg:width="16.094cm" svg:height="0.021cm" svg:x="1.943cm" svg:y="20.824cm" svg:viewBox="0 0 16095 22" draw:points="11,0 0,11 11,22 16088,22 16095,11 16088,0">
          <text:p/>
        </draw:polygon>
        <draw:polygon draw:style-name="gr4" draw:text-style-name="P5" draw:layer="layout" svg:width="16.112cm" svg:height="0.021cm" svg:x="1.936cm" svg:y="21.54cm" svg:viewBox="0 0 16113 22" draw:points="18,0 7,11 0,22 16113,22 16102,11 16095,0">
          <text:p/>
        </draw:polygon>
        <draw:polygon draw:style-name="gr4" draw:text-style-name="P5" draw:layer="layout" svg:width="0.018cm" svg:height="0.741cm" svg:x="1.936cm" svg:y="20.104cm" svg:viewBox="0 0 19 742" draw:points="0,742 7,732 19,721 19,21 7,11 0,0">
          <text:p/>
        </draw:polygon>
        <draw:polygon draw:style-name="gr4" draw:text-style-name="P5" draw:layer="layout" svg:width="0.018cm" svg:height="0.737cm" svg:x="1.936cm" svg:y="20.824cm" svg:viewBox="0 0 19 738" draw:points="0,738 7,728 19,717 19,21 7,11 0,0">
          <text:p/>
        </draw:polygon>
        <draw:polygon draw:style-name="gr4" draw:text-style-name="P5" draw:layer="layout" svg:width="0.018cm" svg:height="0.741cm" svg:x="18.03cm" svg:y="20.104cm" svg:viewBox="0 0 19 742" draw:points="0,721 7,732 19,742 19,0 7,11 0,21">
          <text:p/>
        </draw:polygon>
        <draw:polygon draw:style-name="gr4" draw:text-style-name="P5" draw:layer="layout" svg:width="0.018cm" svg:height="0.737cm" svg:x="18.03cm" svg:y="20.824cm" svg:viewBox="0 0 19 738" draw:points="0,717 7,728 19,738 19,0 7,11 0,21">
          <text:p/>
        </draw:polygon>
        <draw:frame draw:style-name="gr3" draw:text-style-name="P4" draw:layer="layout" svg:width="1.471cm" svg:height="0.416cm" svg:x="3.101cm" svg:y="18.88cm">
          <draw:text-box>
            <text:p text:style-name="P2"><text:span text:style-name="T2"><text:s/></text:span><text:span text:style-name="T2">--None--</text:span></text:p>
          </draw:text-box>
        </draw:frame>
        <draw:frame draw:style-name="gr3" draw:text-style-name="P4" draw:layer="layout" svg:width="5.958cm" svg:height="0.416cm" svg:x="7.003cm" svg:y="20.27cm">
          <draw:text-box>
            <text:p text:style-name="P2"><text:span text:style-name="T2">KEY TEAM INTERDEPENDENCIES</text:span></text:p>
          </draw:text-box>
        </draw:frame>
        <draw:frame draw:style-name="gr3" draw:text-style-name="P4" draw:layer="layout" svg:width="0.369cm" svg:height="0.459cm" svg:x="2.783cm" svg:y="20.954cm">
          <draw:text-box>
            <text:p text:style-name="P2"><text:span text:style-name="T3"></text:span></text:p>
          </draw:text-box>
        </draw:frame>
        <draw:frame draw:style-name="gr3" draw:text-style-name="P4" draw:layer="layout" svg:width="1.369cm" svg:height="0.416cm" svg:x="3.101cm" svg:y="20.958cm">
          <draw:text-box>
            <text:p text:style-name="P2"><text:span text:style-name="T2">--None-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Symbol1" svg:font-family="OpenSymbo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1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11T22:33:13.023239170</dc:date>
    <meta:editing-duration>PT5M22S</meta:editing-duration>
    <meta:editing-cycles>1</meta:editing-cycles>
    <meta:document-statistic meta:object-count="89"/>
    <meta:generator>LibreOffice/5.0.6.2$Linux_X86_64 LibreOffice_project/00m0$Build-2</meta:generator>
  </office:meta>
</office:document-meta>
</file>